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b78" officeooo:paragraph-rsid="000ddb78"/>
    </style:style>
    <style:style style:name="P2" style:family="paragraph" style:parent-style-name="Standard">
      <style:text-properties fo:color="#f10d0c"/>
    </style:style>
    <style:style style:name="P3" style:family="paragraph" style:parent-style-name="Standard">
      <style:text-properties officeooo:rsid="0010b361" officeooo:paragraph-rsid="0010b361"/>
    </style:style>
    <style:style style:name="P4" style:family="paragraph" style:parent-style-name="Standard">
      <style:text-properties officeooo:rsid="0010b361" officeooo:paragraph-rsid="0010b361" fo:background-color="#069a2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color="#f10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s git</text:p>
      <text:p text:style-name="Standard"/>
      <text:p text:style-name="Standard">wcs@wcs-ThinkPad-T430s:~$ <text:span text:style-name="T2">git status</text:span></text:p>
      <text:p text:style-name="Standard">Sur la branche master</text:p>
      <text:p text:style-name="Standard"/>
      <text:p text:style-name="Standard">Aucun commit</text:p>
      <text:p text:style-name="Standard"/>
      <text:p text:style-name="Standard">Fichiers non suivis:</text:p>
      <text:p text:style-name="Standard"><text:s text:c="2"/>(utilisez "git add &lt;fichier&gt;..." pour inclure dans ce qui sera validé)</text:p>
      <text:p text:style-name="Standard"><text:tab/>.atom/</text:p>
      <text:p text:style-name="Standard"><text:tab/>.bash_history</text:p>
      <text:p text:style-name="Standard"><text:tab/>.bash_logout</text:p>
      <text:p text:style-name="Standard"><text:tab/>.bashrc</text:p>
      <text:p text:style-name="Standard"><text:tab/>.cache/</text:p>
      <text:p text:style-name="Standard"><text:tab/>.config/</text:p>
      <text:p text:style-name="Standard"><text:tab/>.gitconfig</text:p>
      <text:p text:style-name="Standard"><text:tab/>.gnupg/</text:p>
      <text:p text:style-name="Standard"><text:tab/>.local/</text:p>
      <text:p text:style-name="Standard"><text:tab/>.mozilla/</text:p>
      <text:p text:style-name="Standard"><text:tab/>.pki/</text:p>
      <text:p text:style-name="Standard"><text:tab/>.profile</text:p>
      <text:p text:style-name="Standard"><text:tab/>.ssh/</text:p>
      <text:p text:style-name="Standard"><text:tab/>.sudo_as_admin_successful</text:p>
      <text:p text:style-name="Standard"><text:tab/>.thunderbird/</text:p>
      <text:p text:style-name="Standard"><text:tab/>.vscode/</text:p>
      <text:p text:style-name="Standard"><text:tab/>.wget-hsts</text:p>
      <text:p text:style-name="Standard"><text:tab/>Documents/</text:p>
      <text:p text:style-name="Standard"><text:tab/>"Mod\303\250les/"</text:p>
      <text:p text:style-name="Standard"><text:tab/>Projets/</text:p>
      <text:p text:style-name="Standard"><text:tab/>"T\303\251l\303\251chargements/"</text:p>
      <text:p text:style-name="Standard"><text:tab/>snap/</text:p>
      <text:p text:style-name="Standard"/>
      <text:p text:style-name="Standard">aucune modification ajoutée à la validation mais des fichiers non suivis sont présents (utilisez "git add" pour les suivre)</text:p>
      <text:p text:style-name="Standard">wcs@wcs-ThinkPad-T430s:~$ <text:span text:style-name="T2">ls</text:span></text:p>
      <text:p text:style-name="Standard">Bureau <text:s/>Documents <text:s/>Downloads <text:s/>Images <text:s/>Modèles <text:s/>Musique <text:s/>Projets <text:s/>Public <text:s/>snap <text:s/>Téléchargements <text:s/>Vidéos</text:p>
      <text:p text:style-name="Standard">wcs@wcs-ThinkPad-T430s:~$ <text:span text:style-name="T2">ls -l</text:span></text:p>
      <text:p text:style-name="Standard">total 44</text:p>
      <text:p text:style-name="Standard">drwxr-xr-x <text:s/>2 wcs wcs 4096 juil. 29 12:11 Bureau</text:p>
      <text:p text:style-name="Standard">drwxr-xr-x 12 wcs wcs 4096 oct. <text:s text:c="2"/>2 09:20 Documents</text:p>
      <text:p text:style-name="Standard">drwxrwxr-x <text:s/>2 wcs wcs 4096 sept. 23 10:42 Downloads</text:p>
      <text:p text:style-name="Standard">drwxr-xr-x <text:s/>2 wcs wcs 4096 juil. 29 12:11 Images</text:p>
      <text:p text:style-name="Standard">drwxr-xr-x <text:s/>3 wcs wcs 4096 sept. 29 22:07 Modèles</text:p>
      <text:p text:style-name="Standard">drwxr-xr-x <text:s/>2 wcs wcs 4096 juil. 29 12:11 Musique</text:p>
      <text:p text:style-name="Standard">drwxrwxr-x <text:s/>3 wcs wcs 4096 oct. <text:s text:c="2"/>1 10:50 Projets</text:p>
      <text:p text:style-name="Standard">drwxr-xr-x <text:s/>2 wcs wcs 4096 juil. 29 12:11 Public</text:p>
      <text:p text:style-name="Standard">drwxr-xr-x <text:s/>7 wcs wcs 4096 sept. 28 21:40 snap</text:p>
      <text:p text:style-name="Standard">drwxr-xr-x <text:s/>3 wcs wcs 4096 oct. <text:s text:c="2"/>1 10:44 Téléchargements</text:p>
      <text:p text:style-name="Standard">drwxr-xr-x <text:s/>2 wcs wcs 4096 juil. 29 12:11 Vidéos</text:p>
      <text:p text:style-name="Standard">wcs@wcs-ThinkPad-T430s:~$<text:span text:style-name="T2"> ls -l -a</text:span></text:p>
      <text:p text:style-name="Standard">total 144</text:p>
      <text:p text:style-name="Standard"><text:soft-page-break/>drwxr-xr-x 25 wcs <text:s/>wcs <text:s text:c="2"/>4096 sept. 29 20:05 .</text:p>
      <text:p text:style-name="Standard">drwxr-xr-x <text:s/>3 root root <text:s/>4096 juil. 29 11:53 ..</text:p>
      <text:p text:style-name="Standard">drwxrwxr-x <text:s/>6 wcs <text:s/>wcs <text:s text:c="2"/>4096 sept. 21 09:47 .atom</text:p>
      <text:p text:style-name="Standard">-rw------- <text:s/>1 wcs <text:s/>wcs <text:s/>16831 oct. <text:s text:c="2"/>2 10:57 .bash_history</text:p>
      <text:p text:style-name="Standard">-rw-r--r-- <text:s/>1 wcs <text:s/>wcs <text:s text:c="3"/>220 juil. 29 11:53 .bash_logout</text:p>
      <text:p text:style-name="Standard">-rw-r--r-- <text:s/>1 wcs <text:s/>wcs <text:s text:c="2"/>3771 juil. 29 11:53 .bashrc</text:p>
      <text:p text:style-name="Standard">drwxr-xr-x <text:s/>2 wcs <text:s/>wcs <text:s text:c="2"/>4096 juil. 29 12:11 Bureau</text:p>
      <text:p text:style-name="Standard">drwx------ 19 wcs <text:s/>wcs <text:s text:c="2"/>4096 oct. <text:s text:c="2"/>1 21:43 .cache</text:p>
      <text:p text:style-name="Standard">drwxr-xr-x 22 wcs <text:s/>wcs <text:s text:c="2"/>4096 oct. <text:s text:c="2"/>1 11:33 .config</text:p>
      <text:p text:style-name="Standard">drwxr-xr-x 12 wcs <text:s/>wcs <text:s text:c="2"/>4096 oct. <text:s text:c="2"/>2 09:20 Documents</text:p>
      <text:p text:style-name="Standard">drwxrwxr-x <text:s/>2 wcs <text:s/>wcs <text:s text:c="2"/>4096 sept. 23 10:42 Downloads</text:p>
      <text:p text:style-name="Standard">drwx------ <text:s/>2 wcs <text:s/>wcs <text:s text:c="2"/>4096 sept. 18 09:42 .gconf</text:p>
      <text:p text:style-name="Standard">drwxrwxr-x <text:s/>7 wcs <text:s/>wcs <text:s text:c="2"/>4096 oct. <text:s text:c="2"/>2 10:58 .git</text:p>
      <text:p text:style-name="Standard">-rw-rw-r-- <text:s/>1 wcs <text:s/>wcs <text:s text:c="4"/>80 sept. 18 11:01 .gitconfig</text:p>
      <text:p text:style-name="Standard">drwx------ <text:s/>3 wcs <text:s/>wcs <text:s text:c="2"/>4096 sept. 15 12:17 .gnupg</text:p>
      <text:p text:style-name="Standard">drwxr-xr-x <text:s/>2 wcs <text:s/>wcs <text:s text:c="2"/>4096 juil. 29 12:11 Images</text:p>
      <text:p text:style-name="Standard">drwxr-xr-x <text:s/>3 wcs <text:s/>wcs <text:s text:c="2"/>4096 juil. 29 12:10 .local</text:p>
      <text:p text:style-name="Standard">drwxr-xr-x <text:s/>3 wcs <text:s/>wcs <text:s text:c="2"/>4096 sept. 29 22:07 Modèles</text:p>
      <text:p text:style-name="Standard">drwx------ <text:s/>5 wcs <text:s/>wcs <text:s text:c="2"/>4096 sept. 14 15:40 .mozilla</text:p>
      <text:p text:style-name="Standard">drwxr-xr-x <text:s/>2 wcs <text:s/>wcs <text:s text:c="2"/>4096 juil. 29 12:11 Musique</text:p>
      <text:p text:style-name="Standard">drwx------ <text:s/>3 wcs <text:s/>wcs <text:s text:c="2"/>4096 sept. 14 15:47 .pki</text:p>
      <text:p text:style-name="Standard">-rw-r--r-- <text:s/>1 wcs <text:s/>wcs <text:s text:c="3"/>807 juil. 29 11:53 .profile</text:p>
      <text:p text:style-name="Standard">drwxrwxr-x <text:s/>3 wcs <text:s/>wcs <text:s text:c="2"/>4096 oct. <text:s text:c="2"/>1 10:50 Projets</text:p>
      <text:p text:style-name="Standard">drwxr-xr-x <text:s/>2 wcs <text:s/>wcs <text:s text:c="2"/>4096 juil. 29 12:11 Public</text:p>
      <text:p text:style-name="Standard">drwxr-xr-x <text:s/>7 wcs <text:s/>wcs <text:s text:c="2"/>4096 sept. 28 21:40 snap</text:p>
      <text:p text:style-name="Standard">drwx------ <text:s/>2 wcs <text:s/>wcs <text:s text:c="2"/>4096 sept. 21 17:01 .ssh</text:p>
      <text:p text:style-name="Standard">-rw-r--r-- <text:s/>1 wcs <text:s/>wcs <text:s text:c="5"/>0 sept. 15 15:18 .sudo_as_admin_successful</text:p>
      <text:p text:style-name="Standard">drwxr-xr-x <text:s/>3 wcs <text:s/>wcs <text:s text:c="2"/>4096 oct. <text:s text:c="2"/>1 10:44 Téléchargements</text:p>
      <text:p text:style-name="Standard">drwx------ <text:s/>6 wcs <text:s/>wcs <text:s text:c="2"/>4096 sept. 29 20:05 .thunderbird</text:p>
      <text:p text:style-name="Standard">drwxr-xr-x <text:s/>2 wcs <text:s/>wcs <text:s text:c="2"/>4096 juil. 29 12:11 Vidéos</text:p>
      <text:p text:style-name="Standard">drwxrwxr-x <text:s/>3 wcs <text:s/>wcs <text:s text:c="2"/>4096 sept. 25 16:47 .vscode</text:p>
      <text:p text:style-name="Standard">-rw-rw-r-- <text:s/>1 wcs <text:s/>wcs <text:s text:c="3"/>170 sept. 21 09:18 .wget-hsts</text:p>
      <text:p text:style-name="Standard">wcs@wcs-ThinkPad-T430s:~$ <text:span text:style-name="T2">rm -rf .git</text:span></text:p>
      <text:p text:style-name="Standard">wcs@wcs-ThinkPad-T430s:~$ <text:span text:style-name="T2">ls -l -a</text:span></text:p>
      <text:p text:style-name="Standard">total 140</text:p>
      <text:p text:style-name="Standard">drwxr-xr-x 24 wcs <text:s/>wcs <text:s text:c="2"/>4096 oct. <text:s text:c="2"/>2 11:02 .</text:p>
      <text:p text:style-name="Standard">drwxr-xr-x <text:s/>3 root root <text:s/>4096 juil. 29 11:53 ..</text:p>
      <text:p text:style-name="Standard">drwxrwxr-x <text:s/>6 wcs <text:s/>wcs <text:s text:c="2"/>4096 sept. 21 09:47 .atom</text:p>
      <text:p text:style-name="Standard">-rw------- <text:s/>1 wcs <text:s/>wcs <text:s/>16831 oct. <text:s text:c="2"/>2 10:57 .bash_history</text:p>
      <text:p text:style-name="Standard">-rw-r--r-- <text:s/>1 wcs <text:s/>wcs <text:s text:c="3"/>220 juil. 29 11:53 .bash_logout</text:p>
      <text:p text:style-name="Standard">-rw-r--r-- <text:s/>1 wcs <text:s/>wcs <text:s text:c="2"/>3771 juil. 29 11:53 .bashrc</text:p>
      <text:p text:style-name="Standard">drwxr-xr-x <text:s/>2 wcs <text:s/>wcs <text:s text:c="2"/>4096 juil. 29 12:11 Bureau</text:p>
      <text:p text:style-name="Standard">drwx------ 19 wcs <text:s/>wcs <text:s text:c="2"/>4096 oct. <text:s text:c="2"/>1 21:43 .cache</text:p>
      <text:p text:style-name="Standard">drwxr-xr-x 22 wcs <text:s/>wcs <text:s text:c="2"/>4096 oct. <text:s text:c="2"/>1 11:33 .config</text:p>
      <text:p text:style-name="Standard">drwxr-xr-x 12 wcs <text:s/>wcs <text:s text:c="2"/>4096 oct. <text:s text:c="2"/>2 09:20 Documents</text:p>
      <text:p text:style-name="Standard">drwxrwxr-x <text:s/>2 wcs <text:s/>wcs <text:s text:c="2"/>4096 sept. 23 10:42 Downloads</text:p>
      <text:p text:style-name="Standard">drwx------ <text:s/>2 wcs <text:s/>wcs <text:s text:c="2"/>4096 sept. 18 09:42 .gconf</text:p>
      <text:p text:style-name="Standard">-rw-rw-r-- <text:s/>1 wcs <text:s/>wcs <text:s text:c="4"/>80 sept. 18 11:01 .gitconfig</text:p>
      <text:p text:style-name="Standard">drwx------ <text:s/>3 wcs <text:s/>wcs <text:s text:c="2"/>4096 sept. 15 12:17 .gnupg</text:p>
      <text:p text:style-name="Standard">drwxr-xr-x <text:s/>2 wcs <text:s/>wcs <text:s text:c="2"/>4096 juil. 29 12:11 Images</text:p>
      <text:p text:style-name="Standard">drwxr-xr-x <text:s/>3 wcs <text:s/>wcs <text:s text:c="2"/>4096 juil. 29 12:10 .local</text:p>
      <text:p text:style-name="Standard">drwxr-xr-x <text:s/>3 wcs <text:s/>wcs <text:s text:c="2"/>4096 sept. 29 22:07 Modèles</text:p>
      <text:p text:style-name="Standard"><text:soft-page-break/>drwx------ <text:s/>5 wcs <text:s/>wcs <text:s text:c="2"/>4096 sept. 14 15:40 .mozilla</text:p>
      <text:p text:style-name="Standard">drwxr-xr-x <text:s/>2 wcs <text:s/>wcs <text:s text:c="2"/>4096 juil. 29 12:11 Musique</text:p>
      <text:p text:style-name="Standard">drwx------ <text:s/>3 wcs <text:s/>wcs <text:s text:c="2"/>4096 sept. 14 15:47 .pki</text:p>
      <text:p text:style-name="Standard">-rw-r--r-- <text:s/>1 wcs <text:s/>wcs <text:s text:c="3"/>807 juil. 29 11:53 .profile</text:p>
      <text:p text:style-name="Standard">drwxrwxr-x <text:s/>3 wcs <text:s/>wcs <text:s text:c="2"/>4096 oct. <text:s text:c="2"/>1 10:50 Projets</text:p>
      <text:p text:style-name="Standard">drwxr-xr-x <text:s/>2 wcs <text:s/>wcs <text:s text:c="2"/>4096 juil. 29 12:11 Public</text:p>
      <text:p text:style-name="Standard">drwxr-xr-x <text:s/>7 wcs <text:s/>wcs <text:s text:c="2"/>4096 sept. 28 21:40 snap</text:p>
      <text:p text:style-name="Standard">drwx------ <text:s/>2 wcs <text:s/>wcs <text:s text:c="2"/>4096 sept. 21 17:01 .ssh</text:p>
      <text:p text:style-name="Standard">-rw-r--r-- <text:s/>1 wcs <text:s/>wcs <text:s text:c="5"/>0 sept. 15 15:18 .sudo_as_admin_successful</text:p>
      <text:p text:style-name="Standard">drwxr-xr-x <text:s/>3 wcs <text:s/>wcs <text:s text:c="2"/>4096 oct. <text:s text:c="2"/>1 10:44 Téléchargements</text:p>
      <text:p text:style-name="Standard">drwx------ <text:s/>6 wcs <text:s/>wcs <text:s text:c="2"/>4096 sept. 29 20:05 .thunderbird</text:p>
      <text:p text:style-name="Standard">drwxr-xr-x <text:s/>2 wcs <text:s/>wcs <text:s text:c="2"/>4096 juil. 29 12:11 Vidéos</text:p>
      <text:p text:style-name="Standard">drwxrwxr-x <text:s/>3 wcs <text:s/>wcs <text:s text:c="2"/>4096 sept. 25 16:47 .vscode</text:p>
      <text:p text:style-name="Standard">-rw-rw-r-- <text:s/>1 wcs <text:s/>wcs <text:s text:c="3"/>170 sept. 21 09:18 .wget-hsts</text:p>
      <text:p text:style-name="Standard">wcs@wcs-ThinkPad-T430s:~$<text:span text:style-name="T2"> ls</text:span></text:p>
      <text:p text:style-name="Standard">Bureau <text:s/>Documents <text:s/>Downloads <text:s/>Images <text:s/>Modèles <text:s/>Musique <text:s/>Projets <text:s/>Public <text:s/>snap <text:s/>Téléchargements <text:s/>Vidéos</text:p>
      <text:p text:style-name="Standard">wcs@wcs-ThinkPad-T430s:~$ <text:span text:style-name="T2">cd Projets</text:span></text:p>
      <text:p text:style-name="Standard">wcs@wcs-ThinkPad-T430s:~/Projets$ <text:span text:style-name="T2">ls</text:span></text:p>
      <text:p text:style-name="Standard">Projet1</text:p>
      <text:p text:style-name="Standard">wcs@wcs-ThinkPad-T430s:~/Projets$ <text:span text:style-name="T4">cd projet1</text:span></text:p>
      <text:p text:style-name="Standard">bash: cd: projet1: Aucun fichier ou dossier de ce type</text:p>
      <text:p text:style-name="Standard">wcs@wcs-ThinkPad-T430s:~/Projets$ <text:span text:style-name="T2">cd Projet1</text:span></text:p>
      <text:p text:style-name="Standard">wcs@wcs-ThinkPad-T430s:~/Projets/Projet1$ <text:span text:style-name="T2">git status</text:span></text:p>
      <text:p text:style-name="Standard">Sur la branche PageLanguage</text:p>
      <text:p text:style-name="Standard">Fichiers non suivis:</text:p>
      <text:p text:style-name="Standard"><text:s text:c="2"/>(utilisez "git add &lt;fichier&gt;..." pour inclure dans ce qui sera validé)</text:p>
      <text:p text:style-name="Standard"><text:tab/><text:span text:style-name="T5">PageLanguage.html</text:span></text:p>
      <text:p text:style-name="P2"><text:tab/>media/</text:p>
      <text:p text:style-name="P2"><text:tab/>style.css</text:p>
      <text:p text:style-name="Standard"/>
      <text:p text:style-name="Standard">aucune modification ajoutée à la validation mais des fichiers non suivis sont présents (utilisez "git add" pour les suivre)</text:p>
      <text:p text:style-name="Standard">wcs@wcs-ThinkPad-T430s:~/Projets/Projet1$ <text:span text:style-name="T2">git add .</text:span></text:p>
      <text:p text:style-name="Standard">wcs@wcs-ThinkPad-T430s:~/Projets/Projet1$ <text:span text:style-name="T2">git status</text:span></text:p>
      <text:p text:style-name="Standard">Sur la branche PageLanguage</text:p>
      <text:p text:style-name="Standard">Modifications qui seront validées :</text:p>
      <text:p text:style-name="Standard"><text:s text:c="2"/>(utilisez "git restore --staged &lt;fichier&gt;..." pour désindexer)</text:p>
      <text:p text:style-name="Standard"><text:tab/>nouveau fichier : PageLanguage.html</text:p>
      <text:p text:style-name="Standard"><text:tab/>nouveau fichier : media/iconSeFormer.jpeg</text:p>
      <text:p text:style-name="Standard"><text:tab/>nouveau fichier : media/iconSeFormer100.jpeg</text:p>
      <text:p text:style-name="Standard"><text:tab/>nouveau fichier : media/iconSeFormer400.jpeg</text:p>
      <text:p text:style-name="Standard"><text:tab/>nouveau fichier : media/icon_tutoVideo.png</text:p>
      <text:p text:style-name="Standard"><text:tab/>nouveau fichier : media/icon_tutoVideo100.png</text:p>
      <text:p text:style-name="Standard"><text:tab/>nouveau fichier : media/icon_tutoVideo400.png</text:p>
      <text:p text:style-name="Standard"><text:tab/>nouveau fichier : media/logo-apprentissage_20448-69.jpg</text:p>
      <text:p text:style-name="Standard"><text:tab/>nouveau fichier : media/logo-html.png</text:p>
      <text:p text:style-name="Standard"><text:tab/>nouveau fichier : media/logo-html100.png</text:p>
      <text:p text:style-name="Standard"><text:tab/>nouveau fichier : media/logo-html2.png</text:p>
      <text:p text:style-name="Standard"><text:tab/>nouveau fichier : media/logo-html400.png</text:p>
      <text:p text:style-name="Standard"><text:tab/>nouveau fichier : media/logo-php.png</text:p>
      <text:p text:style-name="Standard"><text:tab/>nouveau fichier : media/logo-php100.png</text:p>
      <text:p text:style-name="Standard"><text:soft-page-break/><text:tab/>nouveau fichier : media/logo-php400.png</text:p>
      <text:p text:style-name="Standard"><text:tab/>nouveau fichier : media/logo.javascript.png</text:p>
      <text:p text:style-name="Standard"><text:tab/>nouveau fichier : media/logo.javascript100.png</text:p>
      <text:p text:style-name="Standard"><text:tab/>nouveau fichier : media/logo.javascript400.png</text:p>
      <text:p text:style-name="Standard"><text:tab/>nouveau fichier : media/logo_documentation.jpg</text:p>
      <text:p text:style-name="Standard"><text:tab/>nouveau fichier : media/logo_documentation100.jpg</text:p>
      <text:p text:style-name="Standard"><text:tab/>nouveau fichier : media/logo_documentation400.jpg</text:p>
      <text:p text:style-name="Standard"><text:tab/>nouveau fichier : media/logo_exercices.jpg</text:p>
      <text:p text:style-name="Standard"><text:tab/>nouveau fichier : media/logo_exercices100.jpg</text:p>
      <text:p text:style-name="Standard"><text:tab/>nouveau fichier : media/logo_exercices400.jpg</text:p>
      <text:p text:style-name="Standard"><text:tab/>nouveau fichier : style.css</text:p>
      <text:p text:style-name="Standard"/>
      <text:p text:style-name="Standard">wcs@wcs-ThinkPad-T430s:~/Projets/Projet1$ <text:span text:style-name="T2">git commit -m </text:span>"initialisation page languages ; ajout images "</text:p>
      <text:p text:style-name="Standard">[PageLanguage d1d13c3] initialisation page languages ; ajout images</text:p>
      <text:p text:style-name="Standard"><text:s/>25 files changed, 97 insertions(+)</text:p>
      <text:p text:style-name="Standard"><text:s/>create mode 100644 PageLanguage.html</text:p>
      <text:p text:style-name="Standard"><text:s/>create mode 100644 media/iconSeFormer.jpeg</text:p>
      <text:p text:style-name="Standard"><text:s/>create mode 100644 media/iconSeFormer100.jpeg</text:p>
      <text:p text:style-name="Standard"><text:s/>create mode 100644 media/iconSeFormer400.jpeg</text:p>
      <text:p text:style-name="Standard"><text:s/>create mode 100644 media/icon_tutoVideo.png</text:p>
      <text:p text:style-name="Standard"><text:s/>create mode 100644 media/icon_tutoVideo100.png</text:p>
      <text:p text:style-name="Standard"><text:s/>create mode 100644 media/icon_tutoVideo400.png</text:p>
      <text:p text:style-name="Standard"><text:s/>create mode 100644 media/logo-apprentissage_20448-69.jpg</text:p>
      <text:p text:style-name="Standard"><text:s/>create mode 100644 media/logo-html.png</text:p>
      <text:p text:style-name="Standard"><text:s/>create mode 100644 media/logo-html100.png</text:p>
      <text:p text:style-name="Standard"><text:s/>create mode 100644 media/logo-html2.png</text:p>
      <text:p text:style-name="Standard"><text:s/>create mode 100644 media/logo-html400.png</text:p>
      <text:p text:style-name="Standard"><text:s/>create mode 100644 media/logo-php.png</text:p>
      <text:p text:style-name="Standard"><text:s/>create mode 100644 media/logo-php100.png</text:p>
      <text:p text:style-name="Standard"><text:s/>create mode 100644 media/logo-php400.png</text:p>
      <text:p text:style-name="Standard"><text:s/>create mode 100644 media/logo.javascript.png</text:p>
      <text:p text:style-name="Standard"><text:s/>create mode 100644 media/logo.javascript100.png</text:p>
      <text:p text:style-name="Standard"><text:s/>create mode 100644 media/logo.javascript400.png</text:p>
      <text:p text:style-name="Standard"><text:s/>create mode 100644 media/logo_documentation.jpg</text:p>
      <text:p text:style-name="Standard"><text:s/>create mode 100644 media/logo_documentation100.jpg</text:p>
      <text:p text:style-name="Standard"><text:s/>create mode 100644 media/logo_documentation400.jpg</text:p>
      <text:p text:style-name="Standard"><text:s/>create mode 100644 media/logo_exercices.jpg</text:p>
      <text:p text:style-name="Standard"><text:s/>create mode 100644 media/logo_exercices100.jpg</text:p>
      <text:p text:style-name="Standard"><text:s/>create mode 100644 media/logo_exercices400.jpg</text:p>
      <text:p text:style-name="Standard"><text:s/>create mode 100644 style.css</text:p>
      <text:p text:style-name="Standard">wcs@wcs-ThinkPad-T430s:~/Projets/Projet1$ <text:span text:style-name="T2">git branch</text:span></text:p>
      <text:p text:style-name="Standard">* PageLanguage</text:p>
      <text:p text:style-name="Standard"><text:s text:c="2"/>master</text:p>
      <text:p text:style-name="Standard">wcs@wcs-ThinkPad-T430s:~/Projets/Projet1$ git push origin PageLanguage</text:p>
      <text:p text:style-name="Standard">Énumération des objets: 29, fait.</text:p>
      <text:p text:style-name="Standard">Décompte des objets: 100% (29/29), fait.</text:p>
      <text:p text:style-name="Standard">Compression par delta en utilisant jusqu'à 4 fils d'exécution</text:p>
      <text:p text:style-name="Standard">Compression des objets: 100% (28/28), fait.</text:p>
      <text:p text:style-name="Standard">Écriture des objets: 100% (28/28), 422.42 Kio | 5.49 Mio/s, fait.</text:p>
      <text:p text:style-name="Standard">Total 28 (delta 2), réutilisés 0 (delta 0)</text:p>
      <text:p text:style-name="Standard">remote: Resolving deltas: 100% (2/2), done.</text:p>
      <text:p text:style-name="Standard"><text:soft-page-break/>remote: </text:p>
      <text:p text:style-name="Standard">remote: Create a pull request for 'PageLanguage' on GitHub by visiting:</text:p>
      <text:p text:style-name="Standard">remote: <text:s text:c="5"/>https://github.com/axelhamil/Projet1/pull/new/PageLanguage</text:p>
      <text:p text:style-name="Standard">remote: </text:p>
      <text:p text:style-name="Standard">To github.com:axelhamil/Projet1.git</text:p>
      <text:p text:style-name="Standard"><text:s/>* [new branch] <text:s text:c="5"/>PageLanguage -&gt; PageLanguage</text:p>
      <text:p text:style-name="Standard"><text:a xlink:type="simple" xlink:href="mailto:wcs@wcs-ThinkPad-T430s" text:style-name="Internet_20_link" text:visited-style-name="Visited_20_Internet_20_Link">wcs@wcs-ThinkPad-T430s</text:a>:~/Projets/Projet1$</text:p>
      <text:p text:style-name="Standard"/>
      <text:p text:style-name="P3">Pour rapatrier les dossiers de git hub :</text:p>
      <text:p text:style-name="Standard"/>
      <text:p text:style-name="P4">git pull origine maste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1:14:29.657316499</meta:creation-date>
    <dc:date>2020-10-02T12:00:17.741839382</dc:date>
    <meta:editing-duration>PT25M28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5" meta:paragraph-count="206" meta:word-count="1198" meta:character-count="8830" meta:non-whitespace-character-count="7432"/>
  </office:meta>
</office:document-meta>
</file>